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Dotted for Powerline" svg:font-family="'Droid Sans Mono Dotted for Powerline'" style:font-family-generic="swiss"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style:font-name="Droid Sans Mono Dotted for Powerline" fo:font-size="14pt" officeooo:rsid="000786b1" officeooo:paragraph-rsid="000786b1" style:font-size-asian="12.25pt" style:font-size-complex="14pt"/>
    </style:style>
    <style:style style:name="P2" style:family="paragraph" style:parent-style-name="Standard">
      <style:text-properties style:font-name="Droid Sans Mono Dotted for Powerline" fo:font-size="14pt" officeooo:rsid="0008d326" officeooo:paragraph-rsid="0008d326" style:font-size-asian="12.25pt" style:font-size-complex="14pt"/>
    </style:style>
    <style:style style:name="P3" style:family="paragraph" style:parent-style-name="Standard">
      <style:text-properties style:font-name="Droid Sans Mono Dotted for Powerline" fo:font-size="14pt" officeooo:rsid="0009eda2" officeooo:paragraph-rsid="0009eda2" style:font-size-asian="12.25pt" style:font-size-complex="14pt"/>
    </style:style>
    <style:style style:name="P4" style:family="paragraph" style:parent-style-name="Standard">
      <style:text-properties style:font-name="Droid Sans Mono Dotted for Powerline" fo:font-size="14pt" officeooo:rsid="0009eda2" officeooo:paragraph-rsid="000bbd83" style:font-size-asian="12.25pt" style:font-size-complex="14pt"/>
    </style:style>
    <style:style style:name="P5" style:family="paragraph" style:parent-style-name="Standard">
      <style:text-properties style:font-name="Droid Sans Mono Dotted for Powerline" fo:font-size="14pt" officeooo:rsid="0009eda2" officeooo:paragraph-rsid="000d6e1e" style:font-size-asian="12.25pt" style:font-size-complex="14pt"/>
    </style:style>
    <style:style style:name="P6" style:family="paragraph" style:parent-style-name="Standard">
      <style:text-properties style:font-name="Droid Sans Mono Dotted for Powerline" fo:font-size="14pt" officeooo:rsid="000bbd83" officeooo:paragraph-rsid="000bbd83" style:font-size-asian="12.25pt" style:font-size-complex="14pt"/>
    </style:style>
    <style:style style:name="P7" style:family="paragraph" style:parent-style-name="Standard">
      <style:text-properties style:font-name="Droid Sans Mono Dotted for Powerline" fo:font-size="14pt" officeooo:rsid="000d6e1e" officeooo:paragraph-rsid="000d6e1e" style:font-size-asian="12.25pt" style:font-size-complex="14pt"/>
    </style:style>
    <style:style style:name="P8" style:family="paragraph" style:parent-style-name="Standard">
      <style:text-properties style:font-name="Droid Sans Mono Dotted for Powerline" fo:font-size="14pt" fo:font-weight="bold" officeooo:rsid="000bbd83" officeooo:paragraph-rsid="000bbd83" style:font-size-asian="12.25pt" style:font-weight-asian="bold" style:font-size-complex="14pt" style:font-weight-complex="bold"/>
    </style:style>
    <style:style style:name="P9" style:family="paragraph" style:parent-style-name="Standard">
      <style:text-properties style:font-name="Droid Sans Mono Dotted for Powerline" fo:font-size="14pt" fo:font-weight="bold" officeooo:rsid="0009eda2" officeooo:paragraph-rsid="0009eda2" style:font-size-asian="12.25pt" style:font-weight-asian="bold" style:font-size-complex="14pt" style:font-weight-complex="bold"/>
    </style:style>
    <style:style style:name="P10" style:family="paragraph" style:parent-style-name="Standard">
      <style:text-properties style:font-name="Droid Sans Mono Dotted for Powerline" fo:font-size="14pt" fo:font-weight="bold" officeooo:rsid="0009eda2" officeooo:paragraph-rsid="000bbd83" style:font-size-asian="12.25pt" style:font-weight-asian="bold" style:font-size-complex="14pt" style:font-weight-complex="bold"/>
    </style:style>
    <style:style style:name="P11" style:family="paragraph" style:parent-style-name="Standard">
      <style:text-properties style:font-name="Droid Sans Mono Dotted for Powerline" fo:font-size="14pt" fo:font-weight="bold" officeooo:rsid="000786b1" officeooo:paragraph-rsid="000786b1" style:font-size-asian="12.25pt" style:font-weight-asian="bold" style:font-size-complex="14pt" style:font-weight-complex="bold"/>
    </style:style>
    <style:style style:name="P12" style:family="paragraph" style:parent-style-name="Standard">
      <style:text-properties style:font-name="Droid Sans Mono Dotted for Powerline" fo:font-size="14pt" fo:font-weight="bold" officeooo:rsid="0008d326" officeooo:paragraph-rsid="0008d326" style:font-size-asian="12.25pt" style:font-weight-asian="bold" style:font-size-complex="14pt" style:font-weight-complex="bold"/>
    </style:style>
    <style:style style:name="T1" style:family="text">
      <style:text-properties officeooo:rsid="0007b9ec"/>
    </style:style>
    <style:style style:name="T2" style:family="text">
      <style:text-properties officeooo:rsid="000bbd83"/>
    </style:style>
    <style:style style:name="T3" style:family="text">
      <style:text-properties officeooo:rsid="000d6e1e"/>
    </style:style>
    <style:style style:name="T4"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IV) Phases du projet, distribution des tâches</text:p>
      <text:p text:style-name="P11"/>
      <text:p text:style-name="P11">4.1 Contexte</text:p>
      <text:p text:style-name="P1"/>
      <text:p text:style-name="P1">Le projet repose, en assez grande partie, sur des domaines qu’ils nous fallaient découvrir et étudier. C’est pourquoi l’attribution et la définition des tâches à été une problématique importante dans le projet lockatme. Cependant, je profite de cette introduction pour <text:span text:style-name="T1">rappeler que cette étape est essentielle pour le bon déroulement du développement. Nous nous sommes efforcés d’attribuer les tâches à des duos ou trios afin de permettre deux choses : une auto-formation étant parfois nécessaire, les membres assignés à une même tâche pouvaient partager les connaissances et les difficultés, afin de faire avancer le développement plus vite. De plus les membres ne devraient pas rester bloquer sur une tâche étant donné que les attributions se font en fonction des compétences de chacuns.</text:span></text:p>
      <text:p text:style-name="P1"/>
      <text:p text:style-name="P12">4.2 Listes des tâches</text:p>
      <text:p text:style-name="P2"/>
      <text:p text:style-name="P2">La liste des tâches est fortement susceptible d’évoluer au cours du projet en fonction de l’évolution de celui-ci, des difficultés recontrées et du temps imparti. <text:span text:style-name="T2">La réalisation des tests n’est pas spécifiée dans cette liste.</text:span></text:p>
      <text:p text:style-name="P7">Niveaux d’importances: <text:span text:style-name="T4">1 – essentiel,</text:span> <text:span text:style-name="T4">2 - important, 3 – importance modérée, 4 – optionnel.</text:span></text:p>
      <text:p text:style-name="P2"/>
      <text:p text:style-name="P8">T1 : Cahier des charges<text:span text:style-name="T3">(1)</text:span></text:p>
      <text:p text:style-name="P6"><text:tab/>- conception<text:line-break/><text:tab/>- rédaction<text:line-break/><text:tab/>- validation</text:p>
      <text:p text:style-name="P6"/>
      <text:p text:style-name="P9">T<text:span text:style-name="T2">2</text:span> : <text:span text:style-name="T2">Déverrouillage</text:span></text:p>
      <text:p text:style-name="P4"><text:tab/>- <text:span text:style-name="T2">algo</text:span> reconnaissance faciale<text:span text:style-name="T3">(1)</text:span></text:p>
      <text:p text:style-name="P5"><text:tab/>- <text:span text:style-name="T2">algo déverrouillage par mot de passe(1)</text:span></text:p>
      <text:p text:style-name="P5"><text:tab/>- <text:span text:style-name="T3">gestion des cas d’erreurs(1)</text:span><text:line-break/><text:tab/>- <text:span text:style-name="T2">fichier configuration/personnalisation(2)<text:line-break/></text:span></text:p>
      <text:p text:style-name="P4"/>
      <text:p text:style-name="P3"><text:soft-page-break/></text:p>
      <text:p text:style-name="P9">T<text:span text:style-name="T2">3</text:span> : Implementation système, installation</text:p>
      <text:p text:style-name="P3"><text:tab/>- verrouillage écran<text:span text:style-name="T3">(1)</text:span></text:p>
      <text:p text:style-name="P3"><text:tab/>- déverrouillage écran<text:span text:style-name="T3">(1)</text:span><text:line-break/><text:tab/>- installation qualification<text:span text:style-name="T3">(2)</text:span><text:line-break/><text:tab/>- upload packages sur pip/yaourt<text:span text:style-name="T3">(3)</text:span></text:p>
      <text:p text:style-name="P4"><text:tab/>- readme<text:span text:style-name="T3">(2)</text:span></text:p>
      <text:p text:style-name="P4"/>
      <text:p text:style-name="P10"><text:span text:style-name="T2">T4 : Amélioration</text:span></text:p>
      <text:p text:style-name="P4"><text:tab/>- <text:span text:style-name="T2">interface graphique(3)<text:line-break/><text:tab/>- développemement plateforme commune de verrouillage/déverrouillage d’écran(4)</text:span><text:line-break/><text:tab/></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Dotted for Powerline" svg:font-family="'Droid Sans Mono Dotted for Powerline'" style:font-family-generic="swiss"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4T17:38:22.810067789</meta:creation-date>
    <dc:date>2017-12-04T18:38:08.936749886</dc:date>
    <meta:editing-duration>PT8M25S</meta:editing-duration>
    <meta:editing-cycles>1</meta:editing-cycles>
    <meta:document-statistic meta:table-count="0" meta:image-count="0" meta:object-count="0" meta:page-count="2" meta:paragraph-count="18" meta:word-count="249" meta:character-count="1717" meta:non-whitespace-character-count="1466"/>
    <meta:generator>LibreOffice/5.4.3.2$Linux_X86_64 LibreOffice_project/40m0$Build-2</meta:generator>
  </office:meta>
</office:document-meta>
</file>